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rebuchet MS" svg:font-family="'Trebuchet MS', 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 style:list-style-name="">
      <style:paragraph-properties fo:margin-top="0cm" fo:margin-bottom="0cm" style:line-height-at-least="0.476cm" fo:text-align="start" style:justify-single-word="false" fo:orphans="2" fo:widows="2" fo:break-before="page" fo:padding="0cm" fo:border="none"/>
      <style:text-properties style:text-line-through-style="none" style:font-name="Verdana" fo:font-size="12pt" fo:font-style="normal" style:text-underline-style="none" fo:font-weight="normal" style:text-blinking="false" fo:background-color="#ffffff" style:font-style-asian="normal" style:font-style-complex="normal"/>
    </style:style>
    <style:style style:name="P2" style:family="paragraph" style:parent-style-name="Standard" style:list-style-name="">
      <style:paragraph-properties style:line-height-at-least="0.476cm" fo:text-align="start" style:justify-single-word="false" fo:orphans="2" fo:widows="2"/>
    </style:style>
    <style:style style:name="P3" style:family="paragraph" style:parent-style-name="Standard" style:list-style-name="">
      <style:paragraph-properties style:line-height-at-least="0.476cm" fo:text-align="start" style:justify-single-word="false" fo:orphans="2" fo:widows="2"/>
      <style:text-properties style:text-line-through-style="none" style:font-name="Verdana" fo:font-size="12pt" style:text-underline-style="none" fo:font-weight="normal" style:text-blinking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">
      <style:paragraph-properties fo:margin-top="0cm" fo:margin-bottom="0cm" style:line-height-at-least="0.476cm" fo:text-align="start" style:justify-single-word="false" fo:orphans="2" fo:widows="2" fo:padding="0cm" fo:border="none"/>
      <style:text-properties style:text-line-through-style="none" style:font-name="Verdana" fo:font-size="12pt" fo:font-style="normal" style:text-underline-style="none" fo:font-weight="normal" style:text-blinking="false" fo:background-color="#ffffff" style:font-style-asian="normal" style:font-style-complex="normal"/>
    </style:style>
    <style:style style:name="P6" style:family="paragraph" style:parent-style-name="Text_20_body" style:list-style-name="">
      <style:paragraph-properties style:line-height-at-least="0.476cm" fo:text-align="start" style:justify-single-word="false" fo:orphans="2" fo:widows="2"/>
    </style:style>
    <style:style style:name="P7" style:family="paragraph" style:parent-style-name="Heading_20_1" style:list-style-name="">
      <style:text-properties fo:font-variant="normal" fo:text-transform="none" fo:color="#414d4c" style:font-name="Trebuchet MS" fo:font-size="18pt" fo:letter-spacing="-0.026cm" fo:font-style="normal" fo:font-weight="bold"/>
    </style:style>
    <style:style style:name="P8" style:family="paragraph" style:parent-style-name="Heading_20_1" style:list-style-name="">
      <style:paragraph-properties style:line-height-at-least="0.476cm" fo:text-align="start" style:justify-single-word="false" fo:orphans="2" fo:widows="2" fo:break-before="page"/>
      <style:text-properties fo:font-variant="normal" fo:text-transform="none" fo:color="#414d4c" style:font-name="Trebuchet MS" fo:font-size="18pt" fo:letter-spacing="-0.026cm" fo:font-style="normal" fo:font-weight="bold"/>
    </style:style>
    <style:style style:name="P9" style:family="paragraph" style:parent-style-name="Heading_20_1" style:list-style-name="">
      <style:paragraph-properties fo:margin-top="0cm" fo:margin-bottom="0cm" style:line-height-at-least="0.476cm" fo:text-align="start" style:justify-single-word="false" fo:orphans="2" fo:widows="2" fo:break-before="page" fo:padding="0cm" fo:border="none"/>
      <style:text-properties fo:font-variant="normal" fo:text-transform="none" fo:color="#2c3635" style:text-line-through-style="none" style:font-name="Trebuchet MS" fo:font-size="18pt" fo:letter-spacing="-0.026cm" fo:font-style="normal" style:text-underline-style="none" fo:font-weight="bold" style:text-blinking="false" fo:background-color="#ffffff" style:font-style-asian="normal" style:font-style-complex="normal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000000" style:font-name="Verdana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letter-spacing="normal" fo:font-style="normal" fo:font-weight="normal"/>
    </style:style>
    <style:style style:name="T3" style:family="text">
      <style:text-properties fo:font-variant="normal" fo:text-transform="none" fo:color="#000000" style:font-name="Verdana" fo:letter-spacing="normal" fo:font-style="italic" fo:font-weight="normal"/>
    </style:style>
    <style:style style:name="T4" style:family="text">
      <style:text-properties fo:font-variant="normal" fo:text-transform="none" fo:color="#3b5a4a" style:font-name="Verdana" fo:font-size="10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2c3635" style:font-name="Verdana" fo:font-size="10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2c3635" style:font-name="Verdana" fo:font-size="10pt" fo:letter-spacing="normal" fo:font-style="normal" fo:font-weight="normal"/>
    </style:style>
    <style:style style:name="T7" style:family="text">
      <style:text-properties fo:font-variant="normal" fo:text-transform="none" fo:color="#2c3635" style:font-name="Verdana" fo:letter-spacing="normal" fo:font-style="normal" fo:font-weight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he New Bridge</text:h>
      <text:p text:style-name="P6"><text:span text:style-name="T1">by ~</text:span><text:a xlink:type="simple" xlink:href="http://a-random-quigle.deviantart.com/"><text:span text:style-name="T4">a-random-quigle</text:span></text:a><text:span text:style-name="T2"><text:line-break/><text:line-break/>A machine torn straight from the pages<text:line-break/>of </text:span><text:span text:style-name="T3">the War of the Worlds</text:span><text:span text:style-name="T2">,<text:line-break/>it has dug claws into the soil of old Dundrum<text:line-break/>and hunkered down on its haunches.<text:line-break/><text:line-break/></text:span><text:span text:style-name="T3">St. George's Bells</text:span><text:span text:style-name="T2"> peel its arrival.<text:line-break/>Spider on spider on spider,<text:line-break/>little feet disturb hairs<text:line-break/>on the back of my hands,<text:line-break/>and ivy sinks first roots<text:line-break/>into concrete - the webs we weave,<text:line-break/><text:line-break/>the bridges new lovers build for each other,<text:line-break/>rigging stretches to the sky<text:line-break/>and wind plays the cables like a harp.<text:line-break/>It is like a beached ship, you whispered.<text:line-break/>Before it landed here on our small planet<text:line-break/>a sail of purest whitest energy<text:line-break/>stretched from that thin curved mast,<text:line-break/>I replied.<text:line-break/><text:line-break/>Those pillars hide the shaft of a glass elevator<text:line-break/>and, deep in the caverns they have hollowed<text:line-break/>beneath the streets of Dundrum,<text:line-break/>small fat-eyed men with silver suits and laser guns<text:line-break/>watch us as we make love on the tracks<text:line-break/>of Dundrum Luas bridge-<text:line-break/>stars pulsing above us,<text:line-break/>cars pulsing below<text:line-break/>and Mars hovering, unblinking,<text:line-break/>an ever-watchful eye.</text:span> </text:p>
      <text:h text:style-name="P8" text:outline-level="1">On Leaving</text:h>
      <text:p text:style-name="P6"><text:span text:style-name="T1">by ~</text:span><text:a xlink:type="simple" xlink:href="http://a-random-quigle.deviantart.com/"><text:span text:style-name="T4">a-random-quigle</text:span></text:a><text:span text:style-name="T2"><text:line-break/><text:line-break/>It's all a matter of how quickly<text:line-break/>and how carefully -<text:line-break/><text:line-break/>a dish on a counter,<text:line-break/>a strand on a pillow,<text:line-break/>the dry stone of a plum -<text:line-break/><text:line-break/>a light in a window,<text:line-break/>a half eaten pear, <text:line-break/>a seed in the ground -<text:line-break/><text:line-break/>a tree who, excepting the slight<text:line-break/>of the sawman,<text:line-break/>will outlive us <text:line-break/>and will never leave our door -<text:line-break/><text:line-break/>a tree whose branches,<text:line-break/>so rugged and strong,<text:line-break/>stretch from the seashore<text:line-break/>to the foot of a door<text:line-break/>now barred and broken -<text:line-break/><text:line-break/>My love, hear orchards whisper!<text:line-break/>When fruit burst from branches,<text:line-break/>remember mine on yours.</text:span> </text:p>
      <text:h text:style-name="P8" text:outline-level="1">Balloons</text:h>
      <text:p text:style-name="P6"><text:span text:style-name="T1">by ~</text:span><text:a xlink:type="simple" xlink:href="http://a-random-quigle.deviantart.com/"><text:span text:style-name="T4">a-random-quigle</text:span></text:a><text:span text:style-name="T2"><text:line-break/><text:line-break/>We didn't sleep that night,<text:line-break/>but just held one another,<text:line-break/>and I stared at the ceiling.<text:line-break/>It was summer,<text:line-break/>and, for one last time,<text:line-break/>the air of that small room smelled of us.<text:line-break/><text:line-break/>As a small child,<text:line-break/>I cut loose balloons,<text:line-break/>and, as they rose out of sight,<text:line-break/>I imagined other children<text:line-break/>in far and unfamiliar wild places<text:line-break/>snagging them down from bushes<text:line-break/>in their backyards.<text:line-break/><text:line-break/>We choose the ones we keep,<text:line-break/>we cannot keep all that we love,<text:line-break/>and love is not enough<text:line-break/>to warrant keeping.</text:span> </text:p>
      <text:h text:style-name="P10" text:outline-level="2">Stream and willow</text:h>
      <text:p text:style-name="P2"><text:span text:style-name="T8">(for Joanna Newsom)</text:span><text:line-break/><text:line-break/>The moon is bright – <text:line-break/>oh the moon is my night light<text:line-break/>which I hang from a string<text:line-break/>as I simmer and sing<text:line-break/>through the darkness,<text:line-break/><text:line-break/>and the willows are strings<text:line-break/>which I pluck as I sing<text:line-break/>and the rocks are a drum<text:line-break/>which you thrum – <text:line-break/><text:line-break/>your hand is a cup<text:line-break/>oh you gather me up<text:line-break/>your lips are abrupt,<text:line-break/>and I simmer and sing<text:line-break/>as you drink,<text:line-break/><text:line-break/>and the willows are strings<text:line-break/>which I pluck as I sing<text:line-break/>and the rocks are a drum<text:line-break/>which you thrum,<text:line-break/><text:line-break/>oh the rocks are a drum<text:line-break/>which you thrum as you run<text:line-break/>and the reeds are forever parting.</text:p>
      <text:h text:style-name="P10" text:outline-level="2">The Kiss</text:h>
      <text:p text:style-name="Standard"/>
      <text:p text:style-name="P3">I have followed the tracks of deer<text:line-break/>through virgin land, <text:line-break/>slept on dry moss<text:line-break/>and catkins<text:line-break/>beneath the boughs of a silver birch.<text:line-break/><text:line-break/>I have eaten fresh snow<text:line-break/>from winter fields, <text:line-break/>still whipped wattled with blades<text:line-break/>of ryegrass<text:line-break/>and flecked with white clover.<text:line-break/><text:line-break/>I have licked the wind<text:line-break/>from the devil's mountain.<text:line-break/><text:line-break/>I have tasted the yellowed lace<text:line-break/>of an older woman's collar, <text:line-break/>caught her white neck<text:line-break/>on my tongue, <text:line-break/>an apparition.<text:line-break/><text:line-break/>I have marked foundations<text:line-break/>and slung lines<text:line-break/>for the borders of a new field, <text:line-break/>only to fly home<text:line-break/>leaving it unsown.</text:p>
      <text:p text:style-name="P1">Each day is a <text:line-break/>                plump<text:line-break/>                     green <text:line-break/>               grape<text:line-break/>to be plucked<text:line-break/>         and pressed<text:line-break/>                between lips<text:line-break/>            to be<text:line-break/>    rolled <text:line-break/>on the tongue<text:line-break/>     popped <text:line-break/>          between teeth<text:line-break/>        inhaled <text:line-break/>like a good woman<text:line-break/><text:line-break/>(sometimes it will be messy)<text:line-break/>celebrate the sweet juice<text:line-break/>slipping down your chin<text:line-break/><text:line-break/>lick it<text:line-break/>     celebrate<text:line-break/>           and take another grape.</text:p>
      <text:h text:style-name="P10" text:outline-level="2">The Art of Love</text:h>
      <text:p text:style-name="Standard"/>
      <text:p text:style-name="P5">Love has left me wondering<text:line-break/>where I left my shoes and my socks<text:line-break/>and my bra<text:line-break/>and my trousers<text:line-break/>and my blouse – <text:line-break/><text:line-break/>caught on the dresser<text:line-break/>riding the headboard<text:line-break/>snagged on the doorknob<text:line-break/>under the bed – <text:line-break/><text:line-break/>over the rooftops<text:line-break/>away with the wind<text:line-break/>riding the river<text:line-break/>feeling it bend – <text:line-break/><text:line-break/>snagging on lilypads<text:line-break/>playing with fish<text:line-break/>nibbling at bedrock<text:line-break/>making it itch –<text:line-break/>love has left me wondering. </text:p>
      <text:p text:style-name="P4"><text:span text:style-name="Heading_20_2_20_Char">Otter's first love<text:line-break/></text:span><text:line-break/>Otter's first love was not<text:line-break/>a rough wave,<text:line-break/>soft fingers, strong wrists –<text:line-break/>not the shrill call<text:line-break/>of gulls<text:line-break/>moving against cliffs –<text:line-break/>not the smooth movement<text:line-break/>of stone in paw, </text:p>
      <text:p text:style-name="Standard">the cracking of the oyster – <text:line-break/><text:line-break/>floating on his back,<text:line-break/>he watched the boats<text:line-break/>come in to land –<text:line-break/>might he hoist a bright sail<text:line-break/>over his belly too</text:p>
      <text:p text:style-name="Standard">and feel it tauten</text:p>
      <text:p text:style-name="P5"><text:span text:style-name="T8">in the wind?</text:span></text:p>
      <text:h text:style-name="P10" text:outline-level="2">The House on the Hill</text:h>
      <text:p text:style-name="Standard"/>
      <text:p text:style-name="P5">My life on paper is rakish,<text:line-break/>tight as a papoose – <text:s/><text:line-break/>rolling like beads across the page,<text:line-break/>fractals from seed to weed - it runs wild.<text:line-break/><text:line-break/>I have known the moon and her shadows,<text:line-break/>felt the love that has dried<text:line-break/>on her soft white hands,<text:line-break/>scabbing them over, pocking them.<text:line-break/><text:line-break/>I have built myself a house – <text:line-break/>it is enormous and unfinished, it is the deer,<text:line-break/>it is the oak tree, it is the sea – <text:line-break/>I will sit in the kitchen<text:line-break/><text:line-break/>and make a pot of tea.</text:p>
      <text:h text:style-name="P9" text:outline-level="1">Day 260</text:h>
      <text:p text:style-name="P6"><text:span text:style-name="T6">by ~</text:span><text:a xlink:type="simple" xlink:href="http://a-random-quigle.deviantart.com/"><text:span text:style-name="T5">a-random-quigle</text:span></text:a><text:span text:style-name="T7"><text:line-break/><text:line-break/>I have sailed on the riverbed,<text:line-break/>I have sailed on the riverbed<text:line-break/>and the mountains that I've found<text:line-break/>underneath that moving ground<text:line-break/>have been huge.<text:line-break/><text:line-break/>I have called up to the surface,<text:line-break/>I have called up to the surface<text:line-break/>and the waves that I've watched<text:line-break/>from my perch on the rocks<text:line-break/>have seemed huge.<text:line-break/><text:line-break/>I have bounced along the ground,<text:line-break/>I have bounced along the ground<text:line-break/>and I've had my share of shocks<text:line-break/>as I balled up like my socks,<text:line-break/>sodden girl.<text:line-break/><text:line-break/>I have bruised my hips and knees,<text:line-break/>I have bruised my hips and knees,<text:line-break/>but the mountains that I've climbed<text:line-break/>as I watched the river wind<text:line-break/>have been hu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rebuchet MS" svg:font-family="'Trebuchet MS', 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Arial" fo:font-size="14pt" fo:language="en" fo:country="GB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rah Quigley</meta:initial-creator>
    <meta:creation-date>2010-12-06T16:05:39.90</meta:creation-date>
    <meta:document-statistic meta:table-count="0" meta:image-count="0" meta:object-count="0" meta:page-count="10" meta:paragraph-count="21" meta:word-count="977" meta:character-count="5238"/>
    <dc:date>2010-12-06T16:37:17.79</dc:date>
    <dc:creator>Sarah Quigley</dc:creator>
    <meta:editing-duration>PT00H01M14S</meta:editing-duration>
    <meta:editing-cycles>1</meta:editing-cycles>
    <meta:generator>OpenOffice.org/3.1$Win32 OpenOffice.org_project/310m19$Build-9420</meta:generator>
  </office:meta>
</office:document-meta>
</file>